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Preformatted_20_Text">
      <style:text-properties fo:color="#7e7e7e"/>
    </style:style>
    <style:style style:name="T1" style:family="text">
      <style:text-properties fo:color="#cc6600"/>
    </style:style>
    <style:style style:name="T2" style:family="text">
      <style:text-properties fo:color="#cc6600" fo:font-weight="bold"/>
    </style:style>
    <style:style style:name="T3" style:family="text">
      <style:text-properties fo:color="#006699"/>
    </style:style>
    <style:style style:name="T4" style:family="text">
      <style:text-properties fo:color="#7e7e7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rduino Timer Interrupts</text:h>
      <text:p text:style-name="Text_20_body">When you want things to happen at a regular time interval, it can be easy to go for the delay() function. But this just pauses the program for a specific time period which is wasteful especially if you need to do other processing in the meantime.</text:p>
      <text:p text:style-name="Text_20_body">This is where timers and interrupts come in to play.</text:p>
      <text:p text:style-name="Text_20_body">The Arduino UNO has three timers</text:p>
      <text:list xml:id="list5831712645397648288" text:style-name="L1">
        <text:list-item>
          <text:p text:style-name="P2">Timer0 - An 8 bit timer used by Arduino functions delay(), millis() and micros(). </text:p>
        </text:list-item>
        <text:list-item>
          <text:p text:style-name="P2">Timer1 - A 16 bit timer used by the Servo() library </text:p>
        </text:list-item>
        <text:list-item>
          <text:p text:style-name="P1">Timer2 - An 8 bit timer used by the Tone() library </text:p>
        </text:list-item>
      </text:list>
      <text:p text:style-name="Text_20_body">The Mega boards have Timers 3,4,5 which may be used instead</text:p>
      <text:p text:style-name="Text_20_body">In the example that follows, we shall use Timer1 for our interrupt. Obviously, if you are using the Servo Library there will be a conflict, so you should choose another timer.</text:p>
      <text:p text:style-name="Text_20_body">Here is the basics of an interrupt driven program. It is the basic LED flash program, but now instead of using delays it uses an interrupt every half second to turn the LED on and then off, thus making the LED flash once per second.</text:p>
      <text:p text:style-name="P3">/*</text:p>
      <text:p text:style-name="P3">ExampleTimer1 Interrupt</text:p>
      <text:p text:style-name="P3">FlashLEDeverysecond</text:p>
      <text:p text:style-name="Preformatted_20_Text"><text:span text:style-name="T4">*/</text:span></text:p>
      <text:p text:style-name="Preformatted_20_Text">#define ledPin 13</text:p>
      <text:p text:style-name="Preformatted_20_Text"><text:span text:style-name="T1">int</text:span> timer1_counter;</text:p>
      <text:p text:style-name="Preformatted_20_Text"><text:span text:style-name="T1">void</text:span> <text:span text:style-name="T2">setup</text:span>()</text:p>
      <text:p text:style-name="Preformatted_20_Text">{</text:p>
      <text:p text:style-name="Preformatted_20_Text"><text:span text:style-name="T1"><text:s/>pinMode</text:span>(ledPin, <text:span text:style-name="T3">OUTPUT</text:span>);</text:p>
      <text:p text:style-name="Preformatted_20_Text"/>
      <text:p text:style-name="Preformatted_20_Text"><text:span text:style-name="T4">// initialize timer1 </text:span></text:p>
      <text:p text:style-name="Preformatted_20_Text"><text:span text:style-name="T1">noInterrupts</text:span>(); <text:s text:c="10"/><text:span text:style-name="T4">// disable all interrupts</text:span></text:p>
      <text:p text:style-name="Preformatted_20_Text">TCCR1A=0;</text:p>
      <text:p text:style-name="Preformatted_20_Text">TCCR1B=0;</text:p>
      <text:p text:style-name="Preformatted_20_Text"/>
      <text:p text:style-name="Preformatted_20_Text"><text:span text:style-name="T4">// Set timer1_counter to the correct value for our interrupt interval</text:span></text:p>
      <text:p text:style-name="Preformatted_20_Text"><text:span text:style-name="T4">//timer1_counter = 64911; <text:s text:c="2"/>// preload timer 65536-16MHz/256/100Hz</text:span></text:p>
      <text:p text:style-name="Preformatted_20_Text"><text:span text:style-name="T4">//timer1_counter = 64286; <text:s text:c="2"/>// preload timer 65536-16MHz/256/50Hz</text:span></text:p>
      <text:p text:style-name="Preformatted_20_Text">timer1_counter=34286;<text:span text:style-name="T4">// preload timer 65536-16MHz/256/2Hz</text:span></text:p>
      <text:p text:style-name="Preformatted_20_Text"/>
      <text:p text:style-name="Preformatted_20_Text"><text:s text:c="2"/>TCNT1=timer1_counter; <text:span text:style-name="T4">// preload timer</text:span></text:p>
      <text:p text:style-name="Preformatted_20_Text"><text:s/>TCCR1B|=(1&lt;&lt;CS12);<text:span text:style-name="T4">// 256 prescaler </text:span></text:p>
      <text:p text:style-name="Preformatted_20_Text">TIMSK1|=(1&lt;&lt;TOIE1);<text:span text:style-name="T4">// enable timer overflow interrupt</text:span></text:p>
      <text:p text:style-name="Preformatted_20_Text"><text:span text:style-name="T1">interrupts</text:span>(); <text:s text:c="12"/><text:span text:style-name="T4">// enable all interrupts</text:span></text:p>
      <text:p text:style-name="Preformatted_20_Text">}</text:p>
      <text:p text:style-name="Preformatted_20_Text"/>
      <text:p text:style-name="Preformatted_20_Text">ISR(TIMER1_OVF_vect)<text:span text:style-name="T4">// interrupt service routine </text:span></text:p>
      <text:p text:style-name="Preformatted_20_Text">{</text:p>
      <text:p text:style-name="Preformatted_20_Text">TCNT1=timer1_counter; <text:span text:style-name="T4">// preload timer</text:span></text:p>
      <text:p text:style-name="Preformatted_20_Text"><text:span text:style-name="T1">digitalWrite</text:span>(ledPin, <text:span text:style-name="T1">digitalRead</text:span>(ledPin) ^ 1);</text:p>
      <text:p text:style-name="Preformatted_20_Text">}</text:p>
      <text:p text:style-name="Preformatted_20_Text"/>
      <text:p text:style-name="Preformatted_20_Text"><text:span text:style-name="T1">void</text:span> <text:span text:style-name="T2">loop</text:span>()</text:p>
      <text:p text:style-name="Preformatted_20_Text">{</text:p>
      <text:p text:style-name="Preformatted_20_Text"><text:span text:style-name="T4">// your program here...</text:span></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ica Gudelj</meta:initial-creator>
    <meta:creation-date>2019-03-27T19:52:01.128894034</meta:creation-date>
    <dc:date>2019-03-27T19:54:11.795159412</dc:date>
    <dc:creator>Ivica Gudelj</dc:creator>
    <meta:editing-duration>PT2M11S</meta:editing-duration>
    <meta:editing-cycles>1</meta:editing-cycles>
    <meta:document-statistic meta:table-count="0" meta:image-count="0" meta:object-count="0" meta:page-count="1" meta:paragraph-count="41" meta:word-count="285" meta:character-count="1826" meta:non-whitespace-character-count="1549"/>
    <meta:generator>LibreOffice/5.2.7.2$Linux_X86_64 LibreOffice_project/20m0$Build-2</meta:generator>
  </office:meta>
</office:document-meta>
</file>